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193.2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4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44"/>
    <style:style style:name="ce10" style:family="table-cell" style:parent-style-name="Default" style:data-style-name="N44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data-on-the-we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ub.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---</text:p>
          </table:table-cell>
          <table:table-cell table:number-columns-repeated="1023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Working with Data on the Web</text:p>
          </table:table-cell>
          <table:table-cell table:style-name="ce7" table:formula="of:=SUM([.D5];[.D9];[.D13];[.D17];[.D22];[.D27];[.D32];[.D36])" office:value-type="time" office:time-value="PT02H21M03S" calcext:value-type="time">
            <text:p>02:21:03</text:p>
          </table:table-cell>
          <table:table-cell table:style-name="ce10"/>
          <table:table-cell table:style-name="ce4"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---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3"/>
          <table:table-cell table:style-name="ce5" office:value-type="string" calcext:value-type="string">
            <text:p>Introduction</text:p>
          </table:table-cell>
          <table:table-cell table:style-name="ce8" table:formula="of:=SUM([.D6:.D8])" office:value-type="time" office:time-value="PT00H03M19S" calcext:value-type="time">
            <text:p>00:03:19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elcome</text:p>
          </table:table-cell>
          <table:table-cell office:value-type="time" office:time-value="PT00H00M57S" calcext:value-type="time">
            <text:p>00:00: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out the exercise files</text:p>
          </table:table-cell>
          <table:table-cell office:value-type="time" office:time-value="PT00H01M09S" calcext:value-type="time">
            <text:p>00:01: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urse and browser requirements</text:p>
          </table:table-cell>
          <table:table-cell office:value-type="time" office:time-value="PT00H01M13S" calcext:value-type="time">
            <text:p>00:01:1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5" office:value-type="string" calcext:value-type="string">
            <text:p>The State of Data on the Web</text:p>
          </table:table-cell>
          <table:table-cell table:style-name="ce8" table:formula="of:=SUM([.D10:.D12])" office:value-type="time" office:time-value="PT00H15M34S" calcext:value-type="time">
            <text:p>00:15:3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urveying the top technologies</text:p>
          </table:table-cell>
          <table:table-cell office:value-type="time" office:time-value="PT00H05M28S" calcext:value-type="time">
            <text:p>00:05: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acting with data through HTML forms</text:p>
          </table:table-cell>
          <table:table-cell office:value-type="time" office:time-value="PT00H04M17S" calcext:value-type="time">
            <text:p>00:04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tegrating HTML5 form controls</text:p>
          </table:table-cell>
          <table:table-cell office:value-type="time" office:time-value="PT00H05M49S" calcext:value-type="time">
            <text:p>00:05:49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5" office:value-type="string" calcext:value-type="string">
            <text:p>Handling Client-Friendly CSV</text:p>
          </table:table-cell>
          <table:table-cell table:style-name="ce8" table:formula="of:=SUM([.D14:.D16])" office:value-type="time" office:time-value="PT00H19M54S" calcext:value-type="time">
            <text:p>00:19:54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toring data as comma-separated values</text:p>
          </table:table-cell>
          <table:table-cell office:value-type="time" office:time-value="PT00H10M17S" calcext:value-type="time">
            <text:p>00:10: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sing CSV files</text:p>
          </table:table-cell>
          <table:table-cell office:value-type="time" office:time-value="PT00H05M06S" calcext:value-type="time">
            <text:p>00:05: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oss-platform CSV tools</text:p>
          </table:table-cell>
          <table:table-cell office:value-type="time" office:time-value="PT00H04M31S" calcext:value-type="time">
            <text:p>00:04:31</text:p>
          </table:table-cell>
          <table:table-cell table:formula="of:=SUM([.D13];[.D9];[.D5])" office:value-type="time" office:time-value="PT00H38M47S" calcext:value-type="time">
            <text:p>00:38:47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5" office:value-type="string" calcext:value-type="string">
            <text:p>Exploring XML</text:p>
          </table:table-cell>
          <table:table-cell table:style-name="ce8" table:formula="of:=SUM([.D18:.D21])" office:value-type="time" office:time-value="PT00H35M20S" calcext:value-type="time">
            <text:p>00:35:20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XML structure</text:p>
          </table:table-cell>
          <table:table-cell office:value-type="time" office:time-value="PT00H03M26S" calcext:value-type="time">
            <text:p>00:03: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aving data as XML</text:p>
          </table:table-cell>
          <table:table-cell office:value-type="time" office:time-value="PT00H10M20S" calcext:value-type="time">
            <text:p>00:10:2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trieving and displaying XML data</text:p>
          </table:table-cell>
          <table:table-cell office:value-type="time" office:time-value="PT00H12M51S" calcext:value-type="time">
            <text:p>00:12:5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nhanced styling with XSLT</text:p>
          </table:table-cell>
          <table:table-cell office:value-type="time" office:time-value="PT00H08M43S" calcext:value-type="time">
            <text:p>00:08:43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5" office:value-type="string" calcext:value-type="string">
            <text:p>Incorporating JSON</text:p>
          </table:table-cell>
          <table:table-cell table:style-name="ce8" table:formula="of:=SUM([.D23:.D26])" office:value-type="time" office:time-value="PT00H25M12S" calcext:value-type="time">
            <text:p>00:25:1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tting up JSON data</text:p>
          </table:table-cell>
          <table:table-cell office:value-type="time" office:time-value="PT00H02M55S" calcext:value-type="time">
            <text:p>00:02: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eracting with JavaScript</text:p>
          </table:table-cell>
          <table:table-cell office:value-type="time" office:time-value="PT00H11M10S" calcext:value-type="time">
            <text:p>00:11: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Updating your JSON data</text:p>
          </table:table-cell>
          <table:table-cell office:value-type="time" office:time-value="PT00H06M01S" calcext:value-type="time">
            <text:p>00:06:0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ols for working with JSON</text:p>
          </table:table-cell>
          <table:table-cell office:value-type="time" office:time-value="PT00H05M06S" calcext:value-type="time">
            <text:p>00:05:06</text:p>
          </table:table-cell>
          <table:table-cell table:formula="of:=SUM([.D22];[.D17])" office:value-type="time" office:time-value="PT01H00M32S" calcext:value-type="time">
            <text:p>01:00:32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5" office:value-type="string" calcext:value-type="string">
            <text:p>Investigating YAML</text:p>
          </table:table-cell>
          <table:table-cell table:style-name="ce8" table:formula="of:=SUM([.D28:.D31])" office:value-type="time" office:time-value="PT00H23M27S" calcext:value-type="time">
            <text:p>00:23:27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derstanding YAML</text:p>
          </table:table-cell>
          <table:table-cell office:value-type="time" office:time-value="PT00H02M54S" calcext:value-type="time">
            <text:p>00:02:5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ing a YAML data file</text:p>
          </table:table-cell>
          <table:table-cell office:value-type="time" office:time-value="PT00H06M21S" calcext:value-type="time">
            <text:p>00:06: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sing YAML with JavaScript</text:p>
          </table:table-cell>
          <table:table-cell office:value-type="time" office:time-value="PT00H10M08S" calcext:value-type="time">
            <text:p>00:10: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orking with YAML tools</text:p>
          </table:table-cell>
          <table:table-cell office:value-type="time" office:time-value="PT00H04M04S" calcext:value-type="time">
            <text:p>00:04:04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5" office:value-type="string" calcext:value-type="string">
            <text:p>Applying HTML5 Solutions</text:p>
          </table:table-cell>
          <table:table-cell table:style-name="ce8" table:formula="of:=SUM([.D33:.D35])" office:value-type="time" office:time-value="PT00H18M02S" calcext:value-type="time">
            <text:p>00:18:02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hat's available in HTML5</text:p>
          </table:table-cell>
          <table:table-cell office:value-type="time" office:time-value="PT00H03M58S" calcext:value-type="time">
            <text:p>00:03:5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tilizing local storage</text:p>
          </table:table-cell>
          <table:table-cell office:value-type="time" office:time-value="PT00H08M23S" calcext:value-type="time">
            <text:p>00:08: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corporating data- attributes</text:p>
          </table:table-cell>
          <table:table-cell office:value-type="time" office:time-value="PT00H05M41S" calcext:value-type="time">
            <text:p>00:05:4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/>
          <table:table-cell table:style-name="ce5" office:value-type="string" calcext:value-type="string">
            <text:p>Conclusion</text:p>
          </table:table-cell>
          <table:table-cell table:style-name="ce8" table:formula="of:=SUM([.D37])" office:value-type="time" office:time-value="PT00H00M15S" calcext:value-type="time">
            <text:p>00:00:15</text:p>
          </table:table-cell>
          <table:table-cell table:style-name="ce11"/>
          <table:table-cell table:style-name="ce5"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ext steps</text:p>
          </table:table-cell>
          <table:table-cell office:value-type="time" office:time-value="PT00H00M15S" calcext:value-type="time">
            <text:p>00:00:15</text:p>
          </table:table-cell>
          <table:table-cell table:formula="of:=SUM([.D36];[.D32];[.D27])" office:value-type="time" office:time-value="PT00H41M44S" calcext:value-type="time">
            <text:p>00:41:44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3T19:01:45.039810836</dc:date>
    <meta:editing-duration>PT5M11S</meta:editing-duration>
    <meta:editing-cycles>5</meta:editing-cycles>
    <meta:generator>LibreOffice/5.1.4.2$Linux_X86_64 LibreOffice_project/10m0$Build-2</meta:generator>
    <meta:document-statistic meta:table-count="1" meta:cell-count="110" meta:object-count="0"/>
  </office:meta>
</office:document-meta>
</file>